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90b3"/>
    </style:style>
    <style:style style:name="P2" style:family="paragraph" style:parent-style-name="Heading_20_3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e9935"/>
    </style:style>
    <style:style style:name="P5" style:family="paragraph" style:parent-style-name="Text_20_body">
      <style:paragraph-properties fo:margin-top="0cm" fo:margin-bottom="0.499cm" loext:contextual-spacing="false"/>
    </style:style>
    <style:style style:name="P6" style:family="paragraph" style:parent-style-name="Preformatted_20_Text">
      <style:text-properties officeooo:paragraph-rsid="001c90b3"/>
    </style:style>
    <style:style style:name="P7" style:family="paragraph" style:parent-style-name="Standard">
      <style:text-properties officeooo:rsid="001c90b3" officeooo:paragraph-rsid="001c90b3"/>
    </style:style>
    <style:style style:name="P8" style:family="paragraph" style:parent-style-name="Standard">
      <style:text-properties officeooo:rsid="001e9935" officeooo:paragraph-rsid="001e9935"/>
    </style:style>
    <style:style style:name="P9" style:family="paragraph" style:parent-style-name="Heading_20_2">
      <style:text-properties officeooo:paragraph-rsid="001c90b3"/>
    </style:style>
    <style:style style:name="P10" style:family="paragraph" style:parent-style-name="Text_20_body">
      <style:paragraph-properties fo:margin-top="0cm" fo:margin-bottom="0.499cm" loext:contextual-spacing="false"/>
      <style:text-properties officeooo:rsid="00225fae" officeooo:paragraph-rsid="00225fae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text-properties officeooo:rsid="001feaac" officeooo:paragraph-rsid="001feaac"/>
    </style:style>
    <style:style style:name="P13" style:family="paragraph" style:parent-style-name="Standard">
      <style:text-properties officeooo:rsid="00225fae" officeooo:paragraph-rsid="00225fae"/>
    </style:style>
    <style:style style:name="T1" style:family="text">
      <style:text-properties officeooo:rsid="001c90b3"/>
    </style:style>
    <style:style style:name="T2" style:family="text">
      <style:text-properties officeooo:rsid="00225fa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stallation Git</text:p>
      <text:p text:style-name="Preformatted_20_Text"/>
      <text:p text:style-name="Preformatted_20_Text"><text:span text:style-name="Source_20_Text"><text:tab/>sudo eopkg install git</text:span></text:p>
      <text:p text:style-name="Preformatted_20_Text"/>
      <text:p text:style-name="Preformatted_20_Text"><text:tab/>parametrage git</text:p>
      <text:p text:style-name="Preformatted_20_Text"><text:span text:style-name="T1"><text:tab/><text:tab/></text:span><text:span text:style-name="Source_20_Text">git config --global user.name "Your Name"</text:span></text:p>
      <text:p text:style-name="Preformatted_20_Text"><text:span text:style-name="Source_20_Text"><text:tab/><text:tab/>git config --global user.email "</text:span><text:a xlink:type="simple" xlink:href="mailto:you@your-domain.com" text:style-name="Internet_20_link" text:visited-style-name="Visited_20_Internet_20_Link"><text:span text:style-name="Source_20_Text">you@your-domain.com</text:span></text:a><text:span text:style-name="Source_20_Text">"</text:span></text:p>
      <text:p text:style-name="Preformatted_20_Text"><text:span text:style-name="Source_20_Text"><text:tab/><text:tab/>git config --global color.ui auto</text:span></text:p>
      <text:h text:style-name="Heading_20_3" text:outline-level="3"><text:bookmark text:name="installing-postgresql"/><text:span text:style-name="Source_20_Text">Installing PostgreSQL</text:span></text:h>
      <text:p text:style-name="P6"><text:span text:style-name="Source_20_Text"><text:tab/><text:tab/>sudo eopkg install postgresql</text:span></text:p>
      <text:p text:style-name="Preformatted_20_Text"><text:span text:style-name="Source_20_Text"><text:tab/><text:tab/>sudo systemctl enable postgresql</text:span></text:p>
      <text:p text:style-name="P3"><text:span text:style-name="Source_20_Text"><text:tab/><text:tab/>sudo systemctl start postgresql</text:span></text:p>
      <text:p text:style-name="P3"><text:span text:style-name="Source_20_Text"><text:tab/><text:tab/>sudo createuser -U postgres -s </text:span><text:span text:style-name="Source_20_Text"><text:span text:style-name="T1">anthelix</text:span></text:span></text:p>
      <text:p text:style-name="P5"><text:span text:style-name="Source_20_Text">Upgrading</text:span></text:p>
      <text:p text:style-name="Preformatted_20_Text"><text:span text:style-name="Source_20_Text">sudo eopkg upgrade</text:span></text:p>
      <text:p text:style-name="P3"><text:span text:style-name="Source_20_Text">sudo eopkg up</text:span></text:p>
      <text:p text:style-name="P5"><text:span text:style-name="Source_20_Text">Rebuilding the database if you have an error</text:span></text:p>
      <text:p text:style-name="P3"><text:span text:style-name="Source_20_Text">sudo eopkg rebuild-db -y</text:span></text:p>
      <text:p text:style-name="P5"><text:span text:style-name="Source_20_Text"/></text:p>
      <text:h text:style-name="P1" text:outline-level="1"><text:span text:style-name="Source_20_Text">Going back in time</text:span></text:h>
      <text:p text:style-name="Text_20_body"><text:a xlink:type="simple" xlink:href="https://wiki.solus-project.com/Package_Management#Rollback" text:style-name="Internet_20_link" text:visited-style-name="Visited_20_Internet_20_Link">https://wiki.solus-project.com/Package_Management#Rollback</text:a></text:p>
      <text:p text:style-name="Preformatted_20_Text"><text:span text:style-name="Source_20_Text">sudo eopkg history</text:span></text:p>
      <text:p text:style-name="P3"><text:span text:style-name="Source_20_Text">sudo eopkg history -t # (is the number)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h text:style-name="P2" text:outline-level="3"><text:span text:style-name="Source_20_Text">Getting back to the STABLE REPO</text:span></text:h>
      <text:p text:style-name="Preformatted_20_Text"><text:span text:style-name="Source_20_Text">sudo eopkg remove-repo SolusUnstable</text:span></text:p>
      <text:p text:style-name="Preformatted_20_Text"><text:span text:style-name="Source_20_Text">sudo eopkg add-repo Solus https://packages.solus-project.com/shannon/eopkg-index.xml.xz</text:span></text:p>
      <text:p text:style-name="Preformatted_20_Text"><text:span text:style-name="Source_20_Text">sudo eopkg enable-repo Solus</text:span></text:p>
      <text:p text:style-name="P3"><text:span text:style-name="Source_20_Text">sudo eopkg upgrade</text:span></text:p>
      <text:p text:style-name="P4"/>
      <text:h text:style-name="P9" text:outline-level="2"><text:bookmark text:name="hs_cos_wrapper_post_body"/><text:bookmark text:name="changer-de-shell-par-dfaut"/><text:soft-page-break/><text:span text:style-name="Source_20_Text">Changer de shell par défaut</text:span></text:h>
      <text:p text:style-name="Text_20_body">Si vous êtes convaincu, il est temps de changer votre shell par défaut grâce à la commande suivante :</text:p>
      <text:p text:style-name="P3">$ chsh -s /bin/zsh</text:p>
      <text:p text:style-name="P6"><text:span text:style-name="Source_20_Text"><text:tab/></text:span></text:p>
      <text:p text:style-name="P7"/>
      <text:p text:style-name="P8">IMPRIMANTE</text:p>
      <text:p text:style-name="P8">telecharger les pilotes </text:p>
      <text:p text:style-name="P8"><text:a xlink:type="simple" xlink:href="https://fr.canon.ch/support/consumer_products/products/fax__multifunctionals/inkjet/pixma_mx_series/mx925.html?type=drivers&amp;language=fr&amp;os=linux%20(64-bit" text:style-name="Internet_20_link" text:visited-style-name="Visited_20_Internet_20_Link">https://fr.canon.ch/support/consumer_products/products/fax__multifunctionals/inkjet/pixma_mx_series/mx925.html?type=drivers&amp;language=fr&amp;os=linux%20(64-bit</text:a>)</text:p>
      <text:p text:style-name="P8"><text:tab/>imprimante: <text:a xlink:type="simple" xlink:href="https://fr.canon.ch/support/consumer_products/products/fax__multifunctionals/inkjet/pixma_mx_series/mx925.html?type=drivers&amp;language=fr&amp;os=linux%20(64-bit)#disclaimer" text:style-name="Internet_20_link" text:visited-style-name="Visited_20_Internet_20_Link">https://fr.canon.ch/support/consumer_products/products/fax__multifunctionals/inkjet/pixma_mx_series/mx925.html?type=drivers&amp;language=fr&amp;os=linux%20(64-bit)#disclaimer</text:a></text:p>
      <text:p text:style-name="P8"><text:tab/>scanner: <text:a xlink:type="simple" xlink:href="https://fr.canon.ch/support/consumer_products/products/fax__multifunctionals/inkjet/pixma_mx_series/mx925.html?type=drivers&amp;language=fr&amp;os=linux%20(64-bit)#disclaimer" text:style-name="Internet_20_link" text:visited-style-name="Visited_20_Internet_20_Link">https://fr.canon.ch/support/consumer_products/products/fax__multifunctionals/inkjet/pixma_mx_series/mx925.html?type=drivers&amp;language=fr&amp;os=linux%20(64-bit)#disclaimer</text:a></text:p>
      <text:p text:style-name="P8"/>
      <text:p text:style-name="P8"/>
      <text:p text:style-name="P12">installer vscode studio, emacs, <text:span text:style-name="T2">trello, slack</text:span></text:p>
      <text:p text:style-name="P12"/>
      <text:p text:style-name="P13"/>
      <text:p text:style-name="Text_20_body"><text:s/>Download latest unofficial trello desktop app</text:p>
      <text:p text:style-name="Text_20_body"><text:a xlink:type="simple" xlink:href="https://github.com/danielchatfield/trello-desktop/releases/latest" office:target-frame-name="_blank" xlink:show="new" text:style-name="Internet_20_link" text:visited-style-name="Visited_20_Internet_20_Link">https://github.com/danielchatfield/trello-desktop/releases/latest</text:a></text:p>
      <text:p text:style-name="Text_20_body">unzip and move it to /opt/Trello</text:p>
      <text:p text:style-name="P13">sudo mv Trello-linux-0.1.9 /opt/Trello</text:p>
      <text:p text:style-name="P13"/>
      <text:p text:style-name="P10"><text:bookmark text:name="copy3"/>Finally, <text:span text:style-name="Strong_20_Emphasis">Make a Symlink</text:span> to Easy Launching from Shell:</text:p>
      <text:p text:style-name="P3"><text:bookmark text:name="copy4"/>sudo ln -s /opt/trello/Trello /usr/local/bin/Trello</text:p>
      <text:p text:style-name="P13"/>
      <text:p text:style-name="P13"/>
      <text:p text:style-name="P13">Add it to Quick Access Desktop app</text:p>
      <text:p text:style-name="P13"/>
      <text:p text:style-name="P13">sudo echo -e '[Desktop Entry]\n Version=1.0\n Name=Trello\n Icon=/opt/Trello/resources/app/static/Icon.png\nExec=/opt/Trello/Trello\n Type=Application\n Categories=Office' | sudo tee /usr/share/applications/Trello.desktop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Clear Sans" style:font-family-asian="'Clear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Clear Sans" style:font-family-asian="'Clear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Clear Sans" style:font-family-asian="'Clear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32:06.985758812</meta:creation-date>
    <meta:editing-duration>PT33M59S</meta:editing-duration>
    <meta:editing-cycles>6</meta:editing-cycles>
    <meta:generator>LibreOffice/6.3.3.2.0$Linux_X86_64 LibreOffice_project/30$Build-2</meta:generator>
    <dc:date>2019-12-17T17:25:43.827089119</dc:date>
    <meta:document-statistic meta:table-count="0" meta:image-count="0" meta:object-count="0" meta:page-count="2" meta:paragraph-count="43" meta:word-count="199" meta:character-count="2064" meta:non-whitespace-character-count="1889"/>
  </office:meta>
</office:document-meta>
</file>